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Bookseller</text:p>
            <text:p text:style-name="P2"/>
            <text:p text:style-name="P2"/>
            <text:p text:style-name="P2"/>
            <text:p text:style-name="P2"/>
            <text:p text:style-name="P2">Account numb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Standard"/>
      <text:p text:style-name="P1"><draw:rect text:anchor-type="paragraph" draw:z-index="1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ORDER REFERENCES FOR</text:span><text:span text:style-name="T1"> ORDER FORM N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4-02-27T10:09:04</dc:date>
    <meta:printed-by>Paul Poulain</meta:printed-by>
    <meta:print-date>2009-02-18T13:51:16</meta:print-date>
    <meta:editing-cycles>33</meta:editing-cycles>
    <meta:editing-duration>PT10H37M10S</meta:editing-duration>
    <dc:creator>katrin </dc:creator>
    <meta:document-statistic meta:table-count="2" meta:image-count="0" meta:object-count="0" meta:page-count="2" meta:paragraph-count="15" meta:word-count="36" meta:character-count="261" meta:non-whitespace-character-count="204"/>
    <meta:user-defined meta:name="Info 1"/>
    <meta:user-defined meta:name="Info 2"/>
    <meta:user-defined meta:name="Info 3"/>
    <meta:user-defined meta:name="Info 4"/>
  </office:meta>
</office:document-meta>
</file>